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7"/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1-05-29T12:35:58.383019094</dc:date>
    <meta:editing-duration>PT5H2M19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53" meta:character-count="930" meta:non-whitespace-character-count="779"/>
  </office:meta>
</office:document-meta>
</file>